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c2e0ae" draw:textarea-horizontal-align="justify" draw:textarea-vertical-align="middle" draw:auto-grow-height="false" fo:min-height="0.828cm" fo:min-width="1.387cm"/>
    </style:style>
    <style:style style:name="gr3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5" style:family="graphic" style:parent-style-name="standard">
      <style:graphic-properties draw:textarea-horizontal-align="justify" draw:textarea-vertical-align="middle" draw:auto-grow-height="false" fo:min-height="0.919cm" fo:min-width="1.567cm"/>
    </style:style>
    <style:style style:name="gr6" style:family="graphic" style:parent-style-name="standard">
      <style:graphic-properties draw:textarea-horizontal-align="justify" draw:textarea-vertical-align="middle" draw:auto-grow-height="false" fo:min-height="1.401cm" fo:min-width="1.913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e0efd4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11" style:family="graphic" style:parent-style-name="Default_5f_1">
      <style:graphic-properties draw:fill-color="#e0efd4" draw:opacity="80%" draw:textarea-horizontal-align="justify" draw:textarea-vertical-align="middle" draw:auto-grow-height="false" fo:min-height="1.929cm" fo:min-width="3.33cm"/>
    </style:style>
    <style:style style:name="gr12" style:family="graphic" style:parent-style-name="Default_5f_1">
      <style:graphic-properties draw:fill-color="#ffd7d7" draw:opacity="80%" draw:textarea-horizontal-align="justify" draw:textarea-vertical-align="middle" draw:auto-grow-height="false" fo:min-height="1.814cm" fo:min-width="3.342cm"/>
    </style:style>
    <style:style style:name="gr13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342cm"/>
    </style:style>
    <style:style style:name="gr14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2.731cm"/>
    </style:style>
    <style:style style:name="gr15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378cm"/>
    </style:style>
    <style:style style:name="gr16" style:family="graphic" style:parent-style-name="Default_5f_1">
      <style:graphic-properties draw:fill-color="#e0efd4" draw:opacity="80%" draw:textarea-horizontal-align="justify" draw:textarea-vertical-align="middle" draw:auto-grow-height="false" fo:min-height="1.584cm" fo:min-width="3.366cm"/>
    </style:style>
    <style:style style:name="gr17" style:family="graphic" style:parent-style-name="Default_5f_1">
      <style:graphic-properties draw:fill-color="#e0efd4" draw:opacity="80%" draw:textarea-horizontal-align="justify" draw:textarea-vertical-align="middle" draw:auto-grow-height="false" fo:min-height="1.011cm" fo:min-width="3.428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Default_5f_1">
      <style:graphic-properties draw:fill-color="#c2e0ae" draw:textarea-horizontal-align="justify" draw:textarea-vertical-align="middle" draw:auto-grow-height="false" fo:min-height="0.828cm" fo:min-width="1.387cm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21" style:family="graphic" style:parent-style-name="Default_5f_1">
      <style:graphic-properties draw:textarea-horizontal-align="justify" draw:textarea-vertical-align="middle" draw:auto-grow-height="false" fo:min-height="0.919cm" fo:min-width="1.207cm"/>
    </style:style>
    <style:style style:name="gr22" style:family="graphic" style:parent-style-name="Default_5f_1">
      <style:graphic-properties draw:fill-color="#e0efd4" draw:opacity="80%" draw:textarea-horizontal-align="justify" draw:textarea-vertical-align="middle" draw:auto-grow-height="false" fo:min-height="1.241cm" fo:min-width="3.277cm"/>
    </style:style>
    <style:style style:name="gr23" style:family="graphic" style:parent-style-name="Default_5f_1">
      <style:graphic-properties draw:fill-color="#eeeeee" draw:opacity="80%" draw:textarea-horizontal-align="justify" draw:textarea-vertical-align="middle" draw:auto-grow-height="false" fo:min-height="1.584cm" fo:min-width="3.366cm"/>
    </style:style>
    <style:style style:name="gr24" style:family="graphic" style:parent-style-name="Default_5f_1">
      <style:graphic-properties draw:fill-color="#e0efd4" draw:opacity="80%" draw:textarea-horizontal-align="justify" draw:textarea-vertical-align="middle" draw:auto-grow-height="false" fo:min-height="1.469cm" fo:min-width="3.082cm"/>
    </style:style>
    <style:style style:name="gr25" style:family="graphic" style:parent-style-name="Default_5f_1">
      <style:graphic-properties draw:fill-color="#ffd7d7" draw:opacity="80%" draw:textarea-horizontal-align="justify" draw:textarea-vertical-align="middle" draw:auto-grow-height="false" fo:min-height="1.469cm" fo:min-width="3.378cm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2.334cm"/>
    </style:style>
    <style:style style:name="gr27" style:family="graphic" style:parent-style-name="Default_5f_1">
      <style:graphic-properties svg:stroke-width="0.035cm" svg:stroke-color="#000000" draw:marker-start-width="0.252cm" draw:marker-end-width="0.252cm" draw:fill-color="#f6f9d4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28" style:family="graphic" style:parent-style-name="Default_5f_1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2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0" style:family="graphic" style:parent-style-name="Default_5f_1">
      <style:graphic-properties draw:fill-color="#f6f9d4" draw:opacity="80%" draw:textarea-horizontal-align="justify" draw:textarea-vertical-align="middle" draw:auto-grow-height="false" fo:min-height="2.157cm" fo:min-width="3.558cm"/>
    </style:style>
    <style:style style:name="gr31" style:family="graphic" style:parent-style-name="Default_5f_1">
      <style:graphic-properties draw:fill-color="#eeeeee" draw:opacity="80%" draw:textarea-horizontal-align="justify" draw:textarea-vertical-align="middle" draw:auto-grow-height="false" fo:min-height="1.699cm" fo:min-width="3.354cm"/>
    </style:style>
    <style:style style:name="gr32" style:family="graphic" style:parent-style-name="Default_5f_1">
      <style:graphic-properties draw:fill-color="#eeeeee" draw:opacity="80%" draw:textarea-horizontal-align="justify" draw:textarea-vertical-align="middle" draw:auto-grow-height="false" fo:min-height="2.157cm" fo:min-width="3.812cm"/>
    </style:style>
    <style:style style:name="gr33" style:family="graphic" style:parent-style-name="Default_5f_1">
      <style:graphic-properties draw:fill-color="#f6f9d4" draw:opacity="80%" draw:textarea-horizontal-align="justify" draw:textarea-vertical-align="middle" draw:auto-grow-height="false" fo:min-height="1.469cm" fo:min-width="3.082cm"/>
    </style:style>
    <style:style style:name="gr34" style:family="graphic" style:parent-style-name="Default_5f_1">
      <style:graphic-properties draw:fill-color="#ffd7d7" draw:opacity="80%" draw:textarea-horizontal-align="justify" draw:textarea-vertical-align="middle" draw:auto-grow-height="false" fo:min-height="1.814cm" fo:min-width="4.612cm"/>
    </style:style>
    <style:style style:name="gr35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088cm"/>
    </style:style>
    <style:style style:name="gr36" style:family="graphic" style:parent-style-name="Default_5f_1">
      <style:graphic-properties draw:textarea-horizontal-align="justify" draw:textarea-vertical-align="middle" draw:auto-grow-height="false" fo:min-height="1.097cm" fo:min-width="1.207cm"/>
    </style:style>
    <style:style style:name="gr37" style:family="graphic" style:parent-style-name="Default_5f_1">
      <style:graphic-properties draw:fill-color="#f6f9d4" draw:opacity="80%" draw:textarea-horizontal-align="justify" draw:textarea-vertical-align="middle" draw:auto-grow-height="false" fo:min-height="1.126cm" fo:min-width="2.654cm"/>
    </style:style>
    <style:style style:name="gr38" style:family="graphic" style:parent-style-name="Default_5f_1">
      <style:graphic-properties draw:fill-color="#f6f9d4" draw:opacity="80%" draw:textarea-horizontal-align="justify" draw:textarea-vertical-align="middle" draw:auto-grow-height="false" fo:min-height="1.584cm" fo:min-width="3.366cm"/>
    </style:style>
    <style:style style:name="gr39" style:family="graphic" style:parent-style-name="Default_5f_1">
      <style:graphic-properties draw:fill-color="#f6f9d4" draw:opacity="80%" draw:textarea-horizontal-align="justify" draw:textarea-vertical-align="middle" draw:auto-grow-height="false" fo:min-height="0.896cm" fo:min-width="3.144cm"/>
    </style:style>
    <style:style style:name="gr40" style:family="graphic" style:parent-style-name="Default_5f_1">
      <style:graphic-properties draw:fill-color="#eeeeee" draw:opacity="80%" draw:textarea-horizontal-align="justify" draw:textarea-vertical-align="middle" draw:auto-grow-height="false" fo:min-height="3.188cm" fo:min-width="3.192cm"/>
    </style:style>
    <style:style style:name="gr4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2.435cm"/>
    </style:style>
    <style:style style:name="gr42" style:family="graphic" style:parent-style-name="Default_5f_1">
      <style:graphic-properties draw:fill-color="#eeeeee" draw:opacity="80%" draw:textarea-horizontal-align="justify" draw:textarea-vertical-align="middle" draw:auto-grow-height="false" fo:min-height="2.387cm" fo:min-width="3.28cm"/>
    </style:style>
    <style:style style:name="gr43" style:family="graphic" style:parent-style-name="standard">
      <style:graphic-properties draw:fill-color="#ffe994" draw:textarea-horizontal-align="justify" draw:textarea-vertical-align="middle" draw:auto-grow-height="false" fo:min-height="0.957cm" fo:min-width="1.723cm"/>
    </style:style>
    <style:style style:name="gr4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5" style:family="graphic" style:parent-style-name="Default_5f_1">
      <style:graphic-properties draw:fill-color="#eeeeee" draw:opacity="80%" draw:textarea-horizontal-align="justify" draw:textarea-vertical-align="middle" draw:auto-grow-height="false" fo:min-height="2.157cm" fo:min-width="3.304cm"/>
    </style:style>
    <style:style style:name="gr46" style:family="graphic" style:parent-style-name="Default_5f_1">
      <style:graphic-properties draw:fill-color="#eeeeee" draw:opacity="80%" draw:textarea-horizontal-align="justify" draw:textarea-vertical-align="middle" draw:auto-grow-height="false" fo:min-height="1.814cm" fo:min-width="3.977cm"/>
    </style:style>
    <style:style style:name="gr47" style:family="graphic" style:parent-style-name="Default_5f_1">
      <style:graphic-properties draw:fill-color="#eeeeee" draw:opacity="80%" draw:textarea-horizontal-align="justify" draw:textarea-vertical-align="middle" draw:auto-grow-height="false" fo:min-height="1.929cm" fo:min-width="3.965cm"/>
    </style:style>
    <style:style style:name="gr48" style:family="graphic" style:parent-style-name="Default_5f_1">
      <style:graphic-properties draw:fill-color="#eeeeee" draw:opacity="80%" draw:textarea-horizontal-align="justify" draw:textarea-vertical-align="middle" draw:auto-grow-height="false" fo:min-height="1.241cm" fo:min-width="4.0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-color="#e0efd4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-color="#ffd7d7"/>
      <style:paragraph-properties fo:text-align="center"/>
    </style:style>
    <style:style style:name="P10" style:family="paragraph">
      <loext:graphic-properties draw:fill-color="#e0efd4" draw:opacity="80%"/>
      <style:paragraph-properties fo:text-align="center"/>
    </style:style>
    <style:style style:name="P11" style:family="paragraph">
      <loext:graphic-properties draw:fill-color="#ffd7d7" draw:opacity="80%"/>
      <style:paragraph-properties fo:text-align="center"/>
    </style:style>
    <style:style style:name="P12" style:family="paragraph">
      <loext:graphic-properties draw:fill-color="#eeeeee" draw:opacity="80%"/>
      <style:paragraph-properties fo:text-align="center"/>
    </style:style>
    <style:style style:name="P13" style:family="paragraph">
      <loext:graphic-properties draw:fill-color="#c2e0ae"/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f6f9d4"/>
      <style:paragraph-properties fo:text-align="center"/>
    </style:style>
    <style:style style:name="P16" style:family="paragraph">
      <loext:graphic-properties draw:fill-color="#f6f9d4" draw:opacity="80%"/>
      <style:paragraph-properties fo:text-align="center"/>
    </style:style>
    <style:style style:name="P17" style:family="paragraph">
      <style:paragraph-properties fo:text-align="center"/>
      <style:text-properties fo:font-size="12pt" fo:background-color="transparent"/>
    </style:style>
    <style:style style:name="P18" style:family="paragraph">
      <loext:graphic-properties draw:fill-color="#ffe994"/>
      <style:paragraph-properties fo:text-align="center"/>
      <style:text-properties fo:font-size="12pt" fo:background-color="transparen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7.429cm" svg:y1="12.316cm" svg:x2="3.568cm" svg:y2="13.078cm" draw:start-shape="id1" draw:start-glue-point="7" draw:end-shape="id2" draw:end-glue-point="9" svg:d="M17429 12316c0 2254-13861 1873-13861 762" svg:viewBox="0 0 13862 1648">
          <text:p/>
        </draw:connector>
        <draw:connector draw:style-name="gr1" draw:text-style-name="P1" draw:layer="layout" draw:type="curve" draw:line-skew="0.421cm" svg:x1="18.082cm" svg:y1="22.844cm" svg:x2="14.617cm" svg:y2="22.603cm" draw:start-shape="id3" draw:start-glue-point="8" draw:end-shape="id4" draw:end-glue-point="9" svg:d="M18082 22844c0 1381-3465 1502-3465-241" svg:viewBox="0 0 3466 1293">
          <text:p/>
        </draw:connector>
        <draw:connector draw:style-name="gr1" draw:text-style-name="P1" draw:layer="layout" draw:type="curve" svg:x1="3.604cm" svg:y1="19.415cm" svg:x2="11.16cm" svg:y2="16.685cm" draw:start-shape="id5" draw:start-glue-point="8" draw:end-shape="id6" draw:end-glue-point="6" svg:d="M3604 19415c0 750 2254 625 3000-245s-17-2485 4556-2485" svg:viewBox="0 0 7557 3224">
          <text:p/>
        </draw:connector>
        <draw:connector draw:style-name="gr1" draw:text-style-name="P1" draw:layer="layout" draw:type="curve" svg:x1="18.971cm" svg:y1="6.842cm" svg:x2="18.462cm" svg:y2="10.906cm" draw:start-shape="id7" draw:start-glue-point="8" draw:end-shape="id1" svg:d="M18971 6842c0 3046-509 1015-509 4064" svg:viewBox="0 0 510 4065">
          <text:p/>
        </draw:connector>
        <draw:custom-shape draw:style-name="gr2" draw:text-style-name="P3" xml:id="id8" draw:id="id8" draw:layer="layout" svg:width="2.667cm" svg:height="1.524cm" svg:x="10.017cm" svg:y="1.381cm">
          <text:p text:style-name="P2"><text:span text:style-name="T1">Void/No Tally</text:span></text:p>
          <text:p text:style-name="P2"><text:span text:style-name="T1">(voi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413cm" svg:height="1.651cm" svg:x="1.508cm" svg:y="11.668cm">
          <text:p text:style-name="P2"><text:span text:style-name="T2">peerProffer</text:span></text:p>
          <text:p text:style-name="P2"><text:span text:style-name="T2">(draft,null,psi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017cm" svg:y1="2.143cm" svg:x2="2.715cm" svg:y2="11.668cm" draw:start-shape="id8" draw:start-glue-point="6" draw:end-shape="id2" draw:end-glue-point="4" svg:d="M10017 2143c-4868 0-7302 3175-7302 9525" svg:viewBox="0 0 7303 9526">
          <text:p/>
        </draw:connector>
        <draw:frame draw:style-name="gr4" draw:text-style-name="P5" draw:layer="layout" svg:width="5.997cm" svg:height="0.962cm" svg:x="1.254cm" svg:y="1.381cm">
          <draw:text-box>
            <text:p>Tally State Diagram</text:p>
          </draw:text-box>
        </draw:frame>
        <draw:custom-shape draw:style-name="gr3" draw:text-style-name="P4" xml:id="id6" draw:id="id6" draw:layer="layout" svg:width="2.413cm" svg:height="1.651cm" svg:x="11.16cm" svg:y="15.859cm">
          <text:p text:style-name="P2"><text:span text:style-name="T2">open</text:span></text:p>
          <text:p text:style-name="P2"><text:span text:style-name="T2">(open,null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2.921cm" svg:height="1.651cm" svg:x="17.002cm" svg:y="10.906cm">
          <text:p text:style-name="P2"><text:span text:style-name="T2">userProffer</text:span></text:p>
          <text:p text:style-name="P2"><text:span text:style-name="T2">(draft,null,usig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2.413cm" svg:height="1.651cm" svg:x="12.557cm" svg:y="21.193cm">
          <text:p text:style-name="P2"><text:span text:style-name="T2">closing</text:span></text:p>
          <text:p text:style-name="P2"><text:span text:style-name="T2">(close,null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684cm" svg:y1="2.143cm" svg:x2="18.971cm" svg:y2="5.191cm" draw:start-shape="id8" draw:start-glue-point="10" draw:end-shape="id7" draw:end-glue-point="4" svg:d="M12684 2143c4192 0 6287 1016 6287 3048" svg:viewBox="0 0 6288 3049">
          <text:p/>
        </draw:connector>
        <draw:connector draw:style-name="gr1" draw:text-style-name="P1" draw:layer="layout" draw:type="curve" svg:x1="18.463cm" svg:y1="12.557cm" svg:x2="13.573cm" svg:y2="16.685cm" draw:start-shape="id1" draw:start-glue-point="8" draw:end-shape="id6" draw:end-glue-point="10" svg:d="M18463 12557c0 2752-1630 4128-4890 4128" svg:viewBox="0 0 4891 4129">
          <text:p/>
        </draw:connector>
        <draw:connector draw:style-name="gr1" draw:text-style-name="P1" draw:layer="layout" draw:type="curve" svg:x1="17.002cm" svg:y1="11.732cm" svg:x2="11.351cm" svg:y2="2.905cm" draw:start-shape="id1" draw:start-glue-point="6" draw:end-shape="id8" draw:end-glue-point="8" svg:d="M17002 11732c-3768 0-5651-2942-5651-8827" svg:viewBox="0 0 5652 8828">
          <text:p/>
        </draw:connector>
        <draw:connector draw:style-name="gr1" draw:text-style-name="P1" draw:layer="layout" draw:type="curve" svg:x1="13.22cm" svg:y1="17.269cm" svg:x2="18.082cm" svg:y2="21.193cm" draw:start-shape="id6" draw:start-glue-point="9" draw:end-shape="id3" draw:end-glue-point="4" svg:d="M13220 17269c0 3121 4862 1160 4862 3924" svg:viewBox="0 0 4863 3925">
          <text:p/>
        </draw:connector>
        <draw:connector draw:style-name="gr1" draw:text-style-name="P1" draw:layer="layout" draw:type="curve" svg:x1="11.513cm" svg:y1="17.269cm" svg:x2="12.557cm" svg:y2="22.019cm" draw:start-shape="id6" draw:start-glue-point="7" draw:end-shape="id4" draw:end-glue-point="6" svg:d="M11513 17269c0 3167 348 4750 1044 4750" svg:viewBox="0 0 1045 4751">
          <text:p/>
        </draw:connector>
        <draw:custom-shape draw:style-name="gr3" draw:text-style-name="P6" xml:id="id7" draw:id="id7" draw:layer="layout" svg:width="2.413cm" svg:height="1.651cm" svg:x="17.764cm" svg:y="5.191cm">
          <text:p text:style-name="P2"><text:span text:style-name="T1">userDraft</text:span></text:p>
          <text:p text:style-name="P2"><text:span text:style-name="T1">(void,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715cm" svg:y1="13.319cm" svg:x2="3.604cm" svg:y2="17.764cm" draw:start-shape="id2" draw:start-glue-point="8" draw:end-shape="id5" draw:end-glue-point="4" svg:d="M2715 13319c0 3331 889 1109 889 4445" svg:viewBox="0 0 890 4446">
          <text:p/>
        </draw:connector>
        <draw:custom-shape draw:style-name="gr5" draw:text-style-name="P4" xml:id="id5" draw:id="id5" draw:layer="layout" svg:width="2.921cm" svg:height="1.651cm" svg:x="2.143cm" svg:y="17.764cm">
          <text:p text:style-name="P2"><text:span text:style-name="T2">accepted</text:span></text:p>
          <text:p text:style-name="P2"><text:span text:style-name="T2">(draft,ope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2.413cm" svg:height="1.651cm" svg:x="4.683cm" svg:y="22.463cm">
          <text:p text:style-name="P2"><text:span text:style-name="T2">closed</text:span></text:p>
          <text:p text:style-name="P2"><text:span text:style-name="T2">(closed,null,0)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3.764cm" svg:y1="22.844cm" svg:x2="7.096cm" svg:y2="23.289cm" draw:start-shape="id4" draw:start-glue-point="8" draw:end-shape="id9" draw:end-glue-point="10" svg:d="M13764 22844c0 750-1970 624-2614 548s39-103-4054-103" svg:viewBox="0 0 6669 607">
          <text:p/>
        </draw:connector>
        <draw:custom-shape draw:style-name="gr3" draw:text-style-name="P6" xml:id="id3" draw:id="id3" draw:layer="layout" svg:width="2.413cm" svg:height="1.651cm" svg:x="16.875cm" svg:y="21.193cm">
          <text:p text:style-name="P2"><text:span text:style-name="T1">userClose</text:span></text:p>
          <text:p text:style-name="P2"><text:span text:style-name="T1">(open,clos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921cm" svg:y1="12.494cm" svg:x2="17.764cm" svg:y2="6.017cm" draw:start-shape="id2" draw:start-glue-point="10" draw:end-shape="id7" draw:end-glue-point="6" svg:d="M3921 12494c10380 0 3459-6477 13843-6477" svg:viewBox="0 0 13844 6478">
          <text:p/>
        </draw:connector>
        <draw:custom-shape draw:style-name="gr3" draw:text-style-name="P6" xml:id="id10" draw:id="id10" draw:layer="layout" svg:width="2.413cm" svg:height="1.651cm" svg:x="7.858cm" svg:y="6.715cm">
          <text:p text:style-name="P2"><text:span text:style-name="T1">userVoid</text:span></text:p>
          <text:p text:style-name="P2"><text:span text:style-name="T1">(draft,voi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9.065cm" svg:y1="6.715cm" svg:x2="10.407cm" svg:y2="2.682cm" draw:start-shape="id10" draw:start-glue-point="4" draw:end-shape="id8" draw:end-glue-point="7" svg:d="M9065 6715c0-2859 1342-843 1342-4033" svg:viewBox="0 0 1343 4034">
          <text:p/>
        </draw:connector>
        <draw:connector draw:style-name="gr1" draw:text-style-name="P1" draw:layer="layout" draw:type="curve" svg:x1="3.568cm" svg:y1="11.909cm" svg:x2="9.065cm" svg:y2="8.366cm" draw:start-shape="id2" draw:start-glue-point="11" draw:end-shape="id10" draw:end-glue-point="8" svg:d="M3568 11909c0-2839 5497-1068 5497-3543" svg:viewBox="0 0 5498 3544">
          <text:p/>
        </draw:connector>
        <draw:g>
          <draw:custom-shape draw:style-name="gr7" draw:text-style-name="P7" draw:layer="layout" svg:width="0.635cm" svg:height="0.635cm" svg:x="0.873cm" svg:y="25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7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0" draw:layer="layout" svg:width="4.064cm" svg:height="2.413cm" svg:x="14.843cm" svg:y="1.889cm">
          <text:p text:style-name="P2"><text:span text:style-name="T1">User creates new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user signature</text:span></text:p>
          <text:p text:style-name="P2"><text:span text:style-name="T1">Stat:void, Req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7.002cm" svg:y="7.35cm">
          <text:p text:style-name="P2"><text:span text:style-name="T1">DB Trigger</text:span></text:p>
          <text:p text:style-name="P2"><text:span text:style-name="T1">Req:draft detected</text:span></text:p>
          <text:p text:style-name="P2"><text:span text:style-name="T1">--------------------</text:span></text:p>
          <text:p text:style-name="P2"><text:span text:style-name="T1">Transmit Act:peerProffer</text:span></text:p>
          <text:p text:style-name="P2"><text:span text:style-name="T1">Stat:draft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cm" svg:y="6.334cm">
          <text:p text:style-name="P2"><text:span text:style-name="T1">Receive propos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Check/store draf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429cm" svg:height="2.032cm" svg:x="14.716cm" svg:y="18.145cm">
          <text:p text:style-name="P2"><text:span text:style-name="T1">User requests</text:span></text:p>
          <text:p text:style-name="P2"><text:span text:style-name="T1">close in DB</text:span></text:p>
          <text:p text:style-name="P2"><text:span text:style-name="T1">--------------------</text:span></text:p>
          <text:p text:style-name="P2"><text:span text:style-name="T1">Req: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4.064cm" svg:height="1.905cm" svg:x="4.048cm" svg:y="9.255cm">
          <text:p text:style-name="P2"><text:span text:style-name="T1">User requests to</text:span></text:p>
          <text:p text:style-name="P2"><text:span text:style-name="T1">void record in DB</text:span></text:p>
          <text:p text:style-name="P2"><text:span text:style-name="T1">--------------------</text:span></text:p>
          <text:p text:style-name="P2"><text:span text:style-name="T1">Req: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4.064cm" svg:height="2.413cm" svg:x="12.176cm" svg:y="5.318cm">
          <text:p text:style-name="P2"><text:span text:style-name="T1">User modifies</text:span></text:p>
          <text:p text:style-name="P2"><text:span text:style-name="T1">tally record in DB</text:span></text:p>
          <text:p text:style-name="P2"><text:span text:style-name="T1">--------------------</text:span></text:p>
          <text:p text:style-name="P2"><text:span text:style-name="T1">Has signature</text:span></text:p>
          <text:p text:style-name="P2"><text:span text:style-name="T1">Stat:void, Req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0.746cm" svg:y="14.335cm">
          <text:p text:style-name="P2"><text:span text:style-name="T1">User accepts,</text:span></text:p>
          <text:p text:style-name="P2"><text:span text:style-name="T1">Signs in DB</text:span></text:p>
          <text:p text:style-name="P2"><text:span text:style-name="T1">--------------------</text:span></text:p>
          <text:p text:style-name="P2"><text:span text:style-name="T1">Signature pres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5.097cm" svg:y="23.352cm">
          <text:p text:style-name="P2"><text:span text:style-name="T1">DB Trigger</text:span></text:p>
          <text:p text:style-name="P2"><text:span text:style-name="T1">Req:close detected</text:span></text:p>
          <text:p text:style-name="P2"><text:span text:style-name="T1">--------------------</text:span></text:p>
          <text:p text:style-name="P2"><text:span text:style-name="T1">Transmit Act:userClose</text:span></text:p>
          <text:p text:style-name="P2"><text:span text:style-name="T1">Stat:close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6.588cm" svg:y="3.794cm">
          <text:p text:style-name="P2"><text:span text:style-name="T1">DB Trigger</text:span></text:p>
          <text:p text:style-name="P2"><text:span text:style-name="T1">Req:void detected</text:span></text:p>
          <text:p text:style-name="P2"><text:span text:style-name="T1">--------------------</text:span></text:p>
          <text:p text:style-name="P2"><text:span text:style-name="T1">Transmit Act:userVoid</text:span></text:p>
          <text:p text:style-name="P2"><text:span text:style-name="T1">Stat:void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5.572cm" svg:y="15.986cm">
          <text:p text:style-name="P2"><text:span text:style-name="T1">DB Trigger</text:span></text:p>
          <text:p text:style-name="P2"><text:span text:style-name="T1">Req:open detected</text:span></text:p>
          <text:p text:style-name="P2"><text:span text:style-name="T1">--------------------</text:span></text:p>
          <text:p text:style-name="P2"><text:span text:style-name="T1">Transmit Act:userAccept</text:span></text:p>
          <text:p text:style-name="P2"><text:span text:style-name="T1">Stat:open, Req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5.478cm" svg:y="14.462cm">
          <text:p text:style-name="P2"><text:span text:style-name="T1">Receive accepted</text:span></text:p>
          <text:p text:style-name="P2"><text:span text:style-name="T1">Tally from peer</text:span></text:p>
          <text:p text:style-name="P2"><text:span text:style-name="T1">--------------------</text:span></text:p>
          <text:p text:style-name="P2"><text:span text:style-name="T1">Add peer’s signature</text:span></text:p>
          <text:p text:style-name="P2"><text:span text:style-name="T1">Stat: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1.541cm" svg:y="9.255cm">
          <text:p text:style-name="P2"><text:span text:style-name="T1">Receive refusal or</text:span></text:p>
          <text:p text:style-name="P2"><text:span text:style-name="T1">Request timed out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us = v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128cm" svg:y="12.684cm">
          <text:p text:style-name="P2"><text:span text:style-name="T1">Receive counter</text:span></text:p>
          <text:p text:style-name="P2"><text:span text:style-name="T1">offer from peer</text:span></text:p>
          <text:p text:style-name="P2"><text:span text:style-name="T1">--------------------</text:span></text:p>
          <text:p text:style-name="P2"><text:span text:style-name="T1">Check/store offer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255cm" svg:y="18.653cm">
          <text:p text:style-name="P2"><text:span text:style-name="T1">Receive close</text:span></text:p>
          <text:p text:style-name="P2"><text:span text:style-name="T1">request from peer</text:span></text:p>
          <text:p text:style-name="P2"><text:span text:style-name="T1">--------------------</text:span></text:p>
          <text:p text:style-name="P2"><text:span text:style-name="T1">Notify user</text:span></text:p>
          <text:p text:style-name="P2"><text:span text:style-name="T1">Stat: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4.064cm" svg:height="1.397cm" svg:x="8.239cm" svg:y="22.717cm">
          <text:p text:style-name="P2"><text:span text:style-name="T1">Tally transactions</text:span></text:p>
          <text:p text:style-name="P2"><text:span text:style-name="T1">Sum to zero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onnector draw:style-name="gr1" draw:text-style-name="P1" draw:layer="layout" draw:type="curve" draw:line-skew="2.219cm -1.752cm" svg:x1="7.223cm" svg:y1="15.034cm" svg:x2="2.207cm" svg:y2="6.334cm" draw:start-shape="id11" draw:start-glue-point="10" draw:end-shape="id12" draw:end-glue-point="4" svg:d="M7223 15034c4078 0 3398-5478 1125-8498s-6141-3584-6141-202" svg:viewBox="0 0 7964 11009">
          <text:p/>
        </draw:connector>
        <draw:connector draw:style-name="gr18" draw:text-style-name="P1" draw:layer="layout" draw:type="curve" svg:x1="7.223cm" svg:y1="15.034cm" svg:x2="9.192cm" svg:y2="18.907cm" draw:start-shape="id11" draw:start-glue-point="10" draw:end-shape="id13" draw:end-glue-point="4" svg:d="M7223 15034c1313 0 1969 1291 1969 3873" svg:viewBox="0 0 1970 3874">
          <text:p/>
        </draw:connector>
        <draw:connector draw:style-name="gr1" draw:text-style-name="P1" draw:layer="layout" draw:type="curve" svg:x1="7.16cm" svg:y1="10.906cm" svg:x2="6.017cm" svg:y2="14.208cm" draw:start-shape="id14" draw:start-glue-point="8" draw:end-shape="id11" draw:end-glue-point="4" svg:d="M7160 10906c0 2475-1143 824-1143 3302" svg:viewBox="0 0 1144 3303">
          <text:p/>
        </draw:connector>
        <draw:connector draw:style-name="gr1" draw:text-style-name="P1" draw:layer="layout" draw:type="curve" draw:line-skew="5.08cm" svg:x1="11.478cm" svg:y1="4.175cm" svg:x2="14.526cm" svg:y2="23.098cm" draw:start-shape="id15" draw:start-glue-point="8" draw:end-shape="id16" draw:end-glue-point="4" svg:d="M11478 4175c0 21810 3048 12349 3048 18923" svg:viewBox="0 0 3049 18924">
          <text:p/>
        </draw:connector>
        <draw:connector draw:style-name="gr1" draw:text-style-name="P1" draw:layer="layout" draw:type="curve" svg:x1="18.971cm" svg:y1="8.366cm" svg:x2="19.098cm" svg:y2="13.573cm" draw:start-shape="id17" draw:start-glue-point="8" draw:end-shape="id18" draw:end-glue-point="4" svg:d="M18971 8366c0 3903 127 1300 127 5207" svg:viewBox="0 0 128 5208">
          <text:p/>
        </draw:connector>
        <draw:connector draw:style-name="gr1" draw:text-style-name="P1" draw:layer="layout" draw:type="curve" svg:x1="9.192cm" svg:y1="20.558cm" svg:x2="3.413cm" svg:y2="22.273cm" draw:start-shape="id13" draw:start-glue-point="8" draw:end-shape="id19" draw:end-glue-point="10" svg:d="M9192 20558c0 1144-1926 1715-5779 1715" svg:viewBox="0 0 5780 1716">
          <text:p/>
        </draw:connector>
        <draw:custom-shape draw:style-name="gr19" draw:text-style-name="P13" xml:id="id15" draw:id="id15" draw:layer="layout" svg:width="2.667cm" svg:height="1.524cm" svg:x="10.144cm" svg:y="2.651cm">
          <text:p text:style-name="P2"><text:span text:style-name="T1">Be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0.144cm" svg:y1="3.413cm" svg:x2="2.207cm" svg:y2="6.334cm" draw:start-shape="id15" draw:start-glue-point="6" draw:end-shape="id12" draw:end-glue-point="4" svg:d="M10144 3413c-5292 0-7937 973-7937 2921" svg:viewBox="0 0 7938 2922">
          <text:p/>
        </draw:connector>
        <draw:frame draw:style-name="gr20" draw:text-style-name="P5" draw:layer="layout" svg:width="8.892cm" svg:height="0.962cm" svg:x="1.254cm" svg:y="1.381cm">
          <draw:text-box>
            <text:p>Chit State Diagram</text:p>
          </draw:text-box>
        </draw:frame>
        <draw:custom-shape draw:style-name="gr21" draw:text-style-name="P14" xml:id="id18" draw:id="id18" draw:layer="layout" svg:width="2.413cm" svg:height="1.651cm" svg:x="17.891cm" svg:y="13.573cm">
          <text:p text:style-name="P2"><text:span text:style-name="T1">us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11cm" svg:y1="3.413cm" svg:x2="18.971cm" svg:y2="6.715cm" draw:start-shape="id15" draw:start-glue-point="10" draw:end-shape="id17" draw:end-glue-point="4" svg:d="M12811 3413c4107 0 6160 1100 6160 3302" svg:viewBox="0 0 6161 3303">
          <text:p/>
        </draw:connector>
        <draw:connector draw:style-name="gr1" draw:text-style-name="P1" draw:layer="layout" draw:type="curve" draw:line-skew="0.954cm" svg:x1="19.098cm" svg:y1="15.224cm" svg:x2="14.526cm" svg:y2="23.098cm" draw:start-shape="id18" draw:start-glue-point="8" draw:end-shape="id16" draw:end-glue-point="4" svg:d="M19098 15224c0 7335-4572 3398-4572 7874" svg:viewBox="0 0 4573 7875">
          <text:p/>
        </draw:connector>
        <draw:connector draw:style-name="gr1" draw:text-style-name="P1" draw:layer="layout" draw:type="curve" draw:line-skew="-1.501cm" svg:x1="17.891cm" svg:y1="14.399cm" svg:x2="17.764cm" svg:y2="7.541cm" draw:start-shape="id18" draw:start-glue-point="6" draw:end-shape="id17" draw:end-glue-point="6" svg:d="M17891 14399c-3196 0-3133-6858-127-6858" svg:viewBox="0 0 2390 6859">
          <text:p/>
        </draw:connector>
        <draw:connector draw:style-name="gr1" draw:text-style-name="P1" draw:layer="layout" draw:type="curve" draw:line-skew="0.837cm" svg:x1="19.098cm" svg:y1="15.224cm" svg:x2="13.383cm" svg:y2="15.732cm" draw:start-shape="id18" draw:start-glue-point="8" draw:end-shape="id20" draw:end-glue-point="8" svg:d="M19098 15224c0 2767-5715 2513-5715 508" svg:viewBox="0 0 5716 2046">
          <text:p/>
        </draw:connector>
        <draw:custom-shape draw:style-name="gr21" draw:text-style-name="P14" xml:id="id20" draw:id="id20" draw:layer="layout" svg:width="2.413cm" svg:height="1.651cm" svg:x="12.176cm" svg:y="14.081cm">
          <text:p text:style-name="P2"><text:span text:style-name="T1">pe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.207cm" svg:y1="7.985cm" svg:x2="2.207cm" svg:y2="14.208cm" draw:start-shape="id12" draw:start-glue-point="8" draw:end-shape="id21" draw:end-glue-point="4" svg:d="M2207 7985v6223" svg:viewBox="0 0 1 6224">
          <text:p/>
        </draw:connector>
        <draw:custom-shape draw:style-name="gr21" draw:text-style-name="P14" xml:id="id16" draw:id="id16" draw:layer="layout" svg:width="2.413cm" svg:height="1.651cm" svg:x="13.319cm" svg:y="23.098cm">
          <text:p text:style-name="P2"><text:span text:style-name="T1">pe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05cm" svg:x1="11.478cm" svg:y1="4.175cm" svg:x2="9.192cm" svg:y2="18.907cm" draw:start-shape="id15" draw:start-glue-point="8" draw:end-shape="id13" draw:end-glue-point="4" svg:d="M11478 4175c0 13905-2286 6539-2286 14732" svg:viewBox="0 0 2287 14733">
          <text:p/>
        </draw:connector>
        <draw:custom-shape draw:style-name="gr21" draw:text-style-name="P14" xml:id="id17" draw:id="id17" draw:layer="layout" svg:width="2.413cm" svg:height="1.651cm" svg:x="17.764cm" svg:y="6.715cm">
          <text:p text:style-name="P2"><text:span text:style-name="T1">user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2" draw:id="id12" draw:layer="layout" svg:width="2.413cm" svg:height="1.651cm" svg:x="1cm" svg:y="6.334cm">
          <text:p text:style-name="P2"><text:span text:style-name="T1">peerInvo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21" draw:id="id21" draw:layer="layout" svg:width="2.413cm" svg:height="1.651cm" svg:x="1cm" svg:y="14.208cm">
          <text:p text:style-name="P2"><text:span text:style-name="T1">userAgr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3" draw:id="id13" draw:layer="layout" svg:width="2.413cm" svg:height="1.651cm" svg:x="7.985cm" svg:y="18.907cm">
          <text:p text:style-name="P2"><text:span text:style-name="T1">userDra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.629cm" svg:x1="13.383cm" svg:y1="14.081cm" svg:x2="18.117cm" svg:y2="6.956cm" draw:start-shape="id20" draw:start-glue-point="4" draw:end-shape="id17" draw:end-glue-point="5" svg:d="M13383 14081c0-10860 4734-7297 4734-7125" svg:viewBox="0 0 4735 7820">
          <text:p/>
        </draw:connector>
        <draw:connector draw:style-name="gr1" draw:text-style-name="P1" draw:layer="layout" draw:type="curve" svg:x1="3.413cm" svg:y1="7.16cm" svg:x2="7.16cm" svg:y2="9.255cm" draw:start-shape="id12" draw:start-glue-point="10" draw:end-shape="id14" draw:end-glue-point="4" svg:d="M3413 7160c2498 0 3747 698 3747 2095" svg:viewBox="0 0 3748 2096">
          <text:p/>
        </draw:connector>
        <draw:custom-shape draw:style-name="gr16" draw:text-style-name="P10" draw:layer="layout" svg:width="4.064cm" svg:height="2.032cm" svg:x="14.97cm" svg:y="3.159cm">
          <text:p text:style-name="P2"><text:span text:style-name="T1">User creates pay</text:span></text:p>
          <text:p text:style-name="P2"><text:span text:style-name="T1">Request chi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6.526cm" svg:y="9.001cm">
          <text:p text:style-name="P2"><text:span text:style-name="T1">DB Event: userReques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In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3.282cm" svg:y="3.019cm">
          <text:p text:style-name="P2"><text:span text:style-name="T1">Receive chit request</text:span></text:p>
          <text:p text:style-name="P2"><text:span text:style-name="T1">Action: peerInvoice</text:span></text:p>
          <text:p text:style-name="P2"><text:span text:style-name="T1">--------------------</text:span></text:p>
          <text:p text:style-name="P2"><text:span text:style-name="T1">Store chit</text:span></text:p>
          <text:p text:style-name="P2"><text:span text:style-name="T1">Notify m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3.937cm" svg:height="1.651cm" svg:x="0.492cm" svg:y="9.763cm">
          <text:p text:style-name="P2"><text:span text:style-name="T1">User signs chit in DB</text:span></text:p>
          <text:p text:style-name="P2"><text:span text:style-name="T1">--------------------</text:span></text:p>
          <text:p text:style-name="P2"><text:span text:style-name="T1">Request: userAg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4.335cm" svg:y="16.113cm">
          <text:p text:style-name="P2"><text:span text:style-name="T1">Receive packet</text:span></text:p>
          <text:p text:style-name="P2"><text:span text:style-name="T1">Action: peerDecline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.064cm" svg:height="2.032cm" svg:x="13.827cm" svg:y="11.668cm">
          <text:p text:style-name="P2"><text:span text:style-name="T1">Timed out</text:span></text:p>
          <text:p text:style-name="P2"><text:span text:style-name="T1">No reply from peer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12.049cm" svg:y="6.08cm">
          <text:p text:style-name="P2"><text:span text:style-name="T1">User modifies pay</text:span></text:p>
          <text:p text:style-name="P2"><text:span text:style-name="T1">Request in DB</text:span></text:p>
          <text:p text:style-name="P2"><text:span text:style-name="T1">--------------------</text:span></text:p>
          <text:p text:style-name="P2"><text:span text:style-name="T1">Request: user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2.811cm" svg:y="19.161cm">
          <text:p text:style-name="P2"><text:span text:style-name="T1">Receive signed packet</text:span></text:p>
          <text:p text:style-name="P2"><text:span text:style-name="T1">Action: peerValid</text:span></text:p>
          <text:p text:style-name="P2"><text:span text:style-name="T1">--------------------</text:span></text:p>
          <text:p text:style-name="P2"><text:span text:style-name="T1">Update chi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064cm" svg:height="2.032cm" svg:x="7.223cm" svg:y="15.986cm">
          <text:p text:style-name="P2"><text:span text:style-name="T1">User creates signed</text:span></text:p>
          <text:p text:style-name="P2"><text:span text:style-name="T1">chit in DB</text:span></text:p>
          <text:p text:style-name="P2"><text:span text:style-name="T1">--------------------</text:span></text:p>
          <text:p text:style-name="P2"><text:span text:style-name="T1">Request: userDraf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4.81cm" svg:y="21.066cm">
          <text:p text:style-name="P2"><text:span text:style-name="T1">DB Event: userDraft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3.768cm" svg:height="1.905cm" svg:x="4.429cm" svg:y="6.588cm">
          <text:p text:style-name="P2"><text:span text:style-name="T1">User declines in DB</text:span></text:p>
          <text:p text:style-name="P2"><text:span text:style-name="T1">--------------------</text:span></text:p>
          <text:p text:style-name="P2"><text:span text:style-name="T1">Request: us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4" draw:id="id14" draw:layer="layout" svg:width="2.413cm" svg:height="1.651cm" svg:x="5.953cm" svg:y="9.255cm">
          <text:p text:style-name="P2"><text:span text:style-name="T1">userDec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4.064cm" svg:height="1.905cm" svg:x="4.81cm" svg:y="11.414cm">
          <text:p text:style-name="P2"><text:span text:style-name="T1">DB event: userDecline</text:span></text:p>
          <text:p text:style-name="P2"><text:span text:style-name="T1">--------------------</text:span></text:p>
          <text:p text:style-name="P2"><text:span text:style-name="T1">Transmit to partner</text:span></text:p>
          <text:p text:style-name="P2"><text:span text:style-name="T1">Action: peerDec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207cm" svg:y1="15.859cm" svg:x2="2.207cm" svg:y2="21.447cm" draw:start-shape="id21" draw:start-glue-point="8" draw:end-shape="id19" draw:end-glue-point="4" svg:d="M2207 15859v5588" svg:viewBox="0 0 1 5589">
          <text:p/>
        </draw:connector>
        <draw:custom-shape draw:style-name="gr12" draw:text-style-name="P11" draw:layer="layout" svg:width="4.064cm" svg:height="2.286cm" svg:x="0.619cm" svg:y="17.383cm">
          <text:p text:style-name="P2"><text:span text:style-name="T1">DB Event: userAgree</text:span></text:p>
          <text:p text:style-name="P2"><text:span text:style-name="T1">--------------------</text:span></text:p>
          <text:p text:style-name="P2"><text:span text:style-name="T1">Send chit to partner</text:span></text:p>
          <text:p text:style-name="P2"><text:span text:style-name="T1">Action: peer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19" draw:id="id19" draw:layer="layout" svg:width="2.413cm" svg:height="1.651cm" svg:x="1cm" svg:y="21.447cm">
          <text:p text:style-name="P2"><text:span text:style-name="T1">userVal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1" draw:id="id11" draw:layer="layout" svg:width="2.413cm" svg:height="1.651cm" svg:x="4.81cm" svg:y="14.208cm">
          <text:p text:style-name="P2"><text:span text:style-name="T1">userV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7" draw:layer="layout" svg:width="0.635cm" svg:height="0.635cm" svg:x="0.873cm" svg:y="25.0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3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Default">
        <draw:connector draw:style-name="gr1" draw:text-style-name="P1" draw:layer="layout" draw:type="curve" svg:x1="14.97cm" svg:y1="14.272cm" svg:x2="8.747cm" svg:y2="13.582cm" draw:start-shape="id22" draw:start-glue-point="6" draw:end-shape="id23" draw:end-glue-point="10" svg:d="M14970 14272c-4669 0-1558-690-6223-690" svg:viewBox="0 0 6224 691">
          <text:p/>
        </draw:connector>
        <draw:connector draw:style-name="gr1" draw:text-style-name="P1" draw:layer="layout" draw:type="curve" svg:x1="16.177cm" svg:y1="15.097cm" svg:x2="15.923cm" svg:y2="18.907cm" draw:start-shape="id22" draw:start-glue-point="8" draw:end-shape="id24" draw:end-glue-point="4" svg:d="M16177 15097c0 2856-254 951-254 3810" svg:viewBox="0 0 255 3811">
          <text:p/>
        </draw:connector>
        <draw:custom-shape draw:style-name="gr19" draw:text-style-name="P13" xml:id="id25" draw:id="id25" draw:layer="layout" svg:width="2.667cm" svg:height="1.524cm" svg:x="11.541cm" svg:y="3.286cm">
          <text:p text:style-name="P2"><text:span text:style-name="T1">No Ro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875cm" svg:y1="4.81cm" svg:x2="14.018cm" svg:y2="8.239cm" draw:start-shape="id25" draw:start-glue-point="8" draw:end-shape="id26" draw:end-glue-point="4" svg:d="M12875 4810c0 2569 1143 855 1143 3429" svg:viewBox="0 0 1144 3430">
          <text:p/>
        </draw:connector>
        <draw:frame draw:style-name="gr26" draw:text-style-name="P5" draw:layer="layout" svg:width="12.834cm" svg:height="0.962cm" svg:x="1.254cm" svg:y="1.381cm">
          <draw:text-box>
            <text:p>Pathway Routes State Diagram</text:p>
          </draw:text-box>
        </draw:frame>
        <draw:connector draw:style-name="gr1" draw:text-style-name="P1" draw:layer="layout" draw:type="curve" draw:line-skew="-1.55cm 2.488cm" svg:x1="13.818cm" svg:y1="4.587cm" svg:x2="15.224cm" svg:y2="9.065cm" draw:start-shape="id25" draw:start-glue-point="9" draw:end-shape="id26" draw:end-glue-point="10" svg:d="M13818 4587c0 579 2197 482 3669 1457s2219 3021-2263 3021" svg:viewBox="0 0 4809 4479">
          <text:p/>
        </draw:connector>
        <draw:custom-shape draw:style-name="gr21" draw:text-style-name="P14" xml:id="id27" draw:id="id27" draw:layer="layout" svg:width="2.413cm" svg:height="1.651cm" svg:x="4.429cm" svg:y="19.923cm">
          <text:p text:style-name="P2"><text:span text:style-name="T1">none</text:span></text:p>
          <text:p text:style-name="P2"><text:span text:style-name="T1">(non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15" draw:layer="layout" svg:width="0.635cm" svg:height="0.635cm" svg:x="1.254cm" svg:y="25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8" draw:layer="layout" svg:width="0.635cm" svg:height="0.635cm" svg:x="1.254cm" svg:y="2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5" draw:layer="layout" svg:width="5.925cm" svg:height="1.673cm" svg:x="2.06cm" svg:y="25.131cm">
            <draw:text-box>
              <text:p>Locally generated</text:p>
              <text:p>Peer generated</text:p>
            </draw:text-box>
          </draw:frame>
        </draw:g>
        <draw:connector draw:style-name="gr1" draw:text-style-name="P1" draw:layer="layout" draw:type="curve" svg:x1="15.323cm" svg:y1="14.856cm" svg:x2="6.489cm" svg:y2="20.164cm" draw:start-shape="id22" draw:start-glue-point="7" draw:end-shape="id27" draw:end-glue-point="11" svg:d="M15323 14856c0 3979-8834 1326-8834 5308" svg:viewBox="0 0 8835 5309">
          <text:p/>
        </draw:connector>
        <draw:connector draw:style-name="gr1" draw:text-style-name="P1" draw:layer="layout" draw:type="curve" draw:line-skew="0cm -3.627cm" svg:x1="11.931cm" svg:y1="3.509cm" svg:x2="11.541cm" svg:y2="4.048cm" draw:start-shape="id25" draw:start-glue-point="5" draw:end-shape="id25" draw:end-glue-point="6" svg:d="M11931 3509c0-1087-2261-907-3907-500s-2678 1039 3517 1039" svg:viewBox="0 0 5167 1357">
          <text:p/>
        </draw:connector>
        <draw:custom-shape draw:style-name="gr30" draw:text-style-name="P16" draw:layer="layout" svg:width="4.318cm" svg:height="2.667cm" svg:x="16.24cm" svg:y="5.445cm">
          <text:p text:style-name="P2"><text:span text:style-name="T1">Tally needs route</text:span></text:p>
          <text:p text:style-name="P2"><text:span text:style-name="T1">Create new draft</text:span></text:p>
          <text:p text:style-name="P2"><text:span text:style-name="T1">loop (ent-&gt;ent) route</text:span></text:p>
          <text:p text:style-name="P2"><text:span text:style-name="T1">--------------------</text:span></text:p>
          <text:p text:style-name="P2"><text:span text:style-name="T1">Closes internal open loop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9.763cm" svg:y="15.732cm">
          <text:p text:style-name="P2"><text:span text:style-name="T1">Receive negative</text:span></text:p>
          <text:p text:style-name="P2"><text:span text:style-name="T1">--------------------</text:span></text:p>
          <text:p text:style-name="P2"><text:span text:style-name="T1">Stat:none</text:span></text:p>
          <text:p text:style-name="P2"><text:span text:style-name="T1">Notify any reque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2" draw:layer="layout" svg:width="4.064cm" svg:height="2.159cm" svg:x="10.144cm" svg:y="5.191cm">
          <text:p text:style-name="P2"><text:span text:style-name="T1">Received peer query</text:span></text:p>
          <text:p text:style-name="P2"><text:span text:style-name="T1">Peer not found locally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2" draw:layer="layout" svg:width="4.572cm" svg:height="2.667cm" svg:x="4.556cm" svg:y="2.524cm">
          <text:p text:style-name="P2"><text:span text:style-name="T1">Receive peer query</text:span></text:p>
          <text:p text:style-name="P2"><text:span text:style-name="T1">From peer server</text:span></text:p>
          <text:p text:style-name="P2"><text:span text:style-name="T1">--------------------</text:span></text:p>
          <text:p text:style-name="P2"><text:span text:style-name="T1">Peer found locally</text:span></text:p>
          <text:p text:style-name="P2"><text:span text:style-name="T1">Respond to requester</text:span></text:p>
          <text:p text:style-name="P2"><text:span text:style-name="T1">Action = affi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6" draw:layer="layout" svg:width="3.768cm" svg:height="1.905cm" svg:x="10.313cm" svg:y="12.811cm">
          <text:p text:style-name="P2"><text:span text:style-name="T1">Request times out</text:span></text:p>
          <text:p text:style-name="P2"><text:span text:style-name="T1">--------------------</text:span></text:p>
          <text:p text:style-name="P2"><text:span text:style-name="T1">Inherent state 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6.334cm" svg:y1="13.582cm" svg:x2="12.811cm" svg:y2="9.065cm" draw:start-shape="id23" draw:start-glue-point="6" draw:end-shape="id26" draw:end-glue-point="6" svg:d="M6334 13582c-754 0-3993-4517 6477-4517" svg:viewBox="0 0 7543 4518">
          <text:p/>
        </draw:connector>
        <draw:connector draw:style-name="gr1" draw:text-style-name="P1" draw:layer="layout" draw:type="curve" draw:line-skew="-2.673cm" svg:x1="4.429cm" svg:y1="20.749cm" svg:x2="13.164cm" svg:y2="8.48cm" draw:start-shape="id27" draw:start-glue-point="6" draw:end-shape="id26" draw:end-glue-point="5" svg:d="M4429 20749c-4764 0-3971-6507-596-9853s9331-3532 9331-2416" svg:viewBox="0 0 12086 12884">
          <text:p/>
        </draw:connector>
        <draw:custom-shape draw:style-name="gr21" draw:text-style-name="P14" xml:id="id26" draw:id="id26" draw:layer="layout" svg:width="2.413cm" svg:height="1.651cm" svg:x="12.811cm" svg:y="8.239cm">
          <text:p text:style-name="P2"><text:span text:style-name="T1">draft</text:span></text:p>
          <text:p text:style-name="P2"><text:span text:style-name="T1">(draf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22" draw:id="id22" draw:layer="layout" svg:width="2.413cm" svg:height="1.651cm" svg:x="14.97cm" svg:y="13.446cm">
          <text:p text:style-name="P2"><text:span text:style-name="T1">pend</text:span></text:p>
          <text:p text:style-name="P2"><text:span text:style-name="T1">(pend,o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4.018cm" svg:y1="9.89cm" svg:x2="16.177cm" svg:y2="13.446cm" draw:start-shape="id26" draw:start-glue-point="8" draw:end-shape="id22" draw:end-glue-point="4" svg:d="M14018 9890c0 2665 2159 888 2159 3556" svg:viewBox="0 0 2160 3557">
          <text:p/>
        </draw:connector>
        <draw:custom-shape draw:style-name="gr34" draw:text-style-name="P11" draw:layer="layout" svg:width="5.334cm" svg:height="2.286cm" svg:x="13.573cm" svg:y="10.271cm">
          <text:p text:style-name="P2"><text:span text:style-name="T1">DB Event: draftRoute</text:span></text:p>
          <text:p text:style-name="P2"><text:span text:style-name="T1">--------------------</text:span></text:p>
          <text:p text:style-name="P2"><text:span text:style-name="T1">Send request to upstream peer</text:span></text:p>
          <text:p text:style-name="P2"><text:span text:style-name="T1">Action = query</text:span></text:p>
          <text:p text:style-name="P2"><text:span text:style-name="T1">Stat:p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2" draw:layer="layout" svg:width="3.81cm" svg:height="2.286cm" svg:x="15.478cm" svg:y="15.732cm">
          <text:p text:style-name="P2"><text:span text:style-name="T1">Receive affirmative</text:span></text:p>
          <text:p text:style-name="P2"><text:span text:style-name="T1">--------------------</text:span></text:p>
          <text:p text:style-name="P2"><text:span text:style-name="T1">Stat:good</text:span></text:p>
          <text:p text:style-name="P2"><text:span text:style-name="T1">Notify any downstream </text:span></text:p>
          <text:p text:style-name="P2"><text:span text:style-name="T1">reques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4" draw:id="id24" draw:layer="layout" svg:width="2.413cm" svg:height="1.651cm" svg:x="14.716cm" svg:y="18.907cm">
          <text:p text:style-name="P2"><text:span text:style-name="T1">good</text:span></text:p>
          <text:p text:style-name="P2"><text:span text:style-name="T1">(good,ok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xml:id="id28" draw:id="id28" draw:layer="layout" svg:width="2.413cm" svg:height="1.905cm" svg:x="12.811cm" svg:y="22.971cm">
          <text:p text:style-name="P2"><text:span text:style-name="T1">stale</text:span></text:p>
          <text:p text:style-name="P2"><text:span text:style-name="T1">(good,tim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7.129cm" svg:y1="19.733cm" svg:x2="15.224cm" svg:y2="23.924cm" draw:start-shape="id24" draw:start-glue-point="10" draw:end-shape="id28" draw:end-glue-point="10" svg:d="M17129 19733c750 0 1702 4191-1905 4191" svg:viewBox="0 0 2608 4192">
          <text:p/>
        </draw:connector>
        <draw:connector draw:style-name="gr1" draw:text-style-name="P1" draw:layer="layout" draw:type="curve" svg:x1="14.018cm" svg:y1="22.971cm" svg:x2="15.923cm" svg:y2="20.558cm" draw:start-shape="id28" draw:start-glue-point="4" draw:end-shape="id24" draw:end-glue-point="8" svg:d="M14018 22971c0-1812 1905-606 1905-2413" svg:viewBox="0 0 1906 2414">
          <text:p/>
        </draw:connector>
        <draw:connector draw:style-name="gr1" draw:text-style-name="P1" draw:layer="layout" draw:type="curve" draw:line-skew="-0.706cm 0.133cm" svg:x1="14.716cm" svg:y1="19.733cm" svg:x2="15.069cm" svg:y2="20.317cm" draw:start-shape="id24" draw:start-glue-point="6" draw:end-shape="id24" draw:end-glue-point="7" svg:d="M14716 19733c-1813 0-1512 729-970 1203s1323 692 1323-619" svg:viewBox="0 0 1740 1572">
          <text:p/>
        </draw:connector>
        <draw:custom-shape draw:style-name="gr37" draw:text-style-name="P16" draw:layer="layout" svg:width="3.302cm" svg:height="1.524cm" svg:x="16.113cm" svg:y="21.955cm">
          <text:p text:style-name="P2"><text:span text:style-name="T1">Route has not been</text:span></text:p>
          <text:p text:style-name="P2"><text:span text:style-name="T1">Used lately</text:span></text:p>
          <text:p text:style-name="P2"><text:span text:style-name="T1">-------------------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6" draw:layer="layout" svg:width="4.064cm" svg:height="2.032cm" svg:x="10.525cm" svg:y="20.685cm">
          <text:p text:style-name="P2"><text:span text:style-name="T1">Lift occur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Refresh timesta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3" draw:id="id23" draw:layer="layout" svg:width="2.413cm" svg:height="1.651cm" svg:x="6.334cm" svg:y="12.756cm">
          <text:p text:style-name="P2"><text:span text:style-name="T1">timeout</text:span></text:p>
          <text:p text:style-name="P2"><text:span text:style-name="T1">(pend,tim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0cm -1.142cm" svg:x1="15.069cm" svg:y1="19.148cm" svg:x2="6.489cm" svg:y2="21.333cm" draw:start-shape="id24" draw:start-glue-point="5" draw:end-shape="id27" draw:end-glue-point="9" svg:d="M15069 19148c0-1116-5433-744-5433 1091s-3147 2205-3147 1094" svg:viewBox="0 0 8581 3441">
          <text:p/>
        </draw:connector>
        <draw:connector draw:style-name="gr1" draw:text-style-name="P1" draw:layer="layout" draw:type="curve" svg:x1="12.811cm" svg:y1="23.924cm" svg:x2="5.636cm" svg:y2="21.574cm" draw:start-shape="id28" draw:start-glue-point="6" draw:end-shape="id27" draw:end-glue-point="8" svg:d="M12811 23924c-4784 0-7175-783-7175-2350" svg:viewBox="0 0 7176 2351">
          <text:p/>
        </draw:connector>
        <draw:custom-shape draw:style-name="gr38" draw:text-style-name="P16" draw:layer="layout" svg:width="4.064cm" svg:height="2.032cm" svg:x="6.08cm" svg:y="21.828cm">
          <text:p text:style-name="P2"><text:span text:style-name="T1">Lift fails along</text:span></text:p>
          <text:p text:style-name="P2"><text:span text:style-name="T1">This route</text:span></text:p>
          <text:p text:style-name="P2"><text:span text:style-name="T1">--------------------</text:span></text:p>
          <text:p text:style-name="P2"><text:span text:style-name="T1">Stat:n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7.541cm" svg:y1="14.407cm" svg:x2="5.318cm" svg:y2="17.32cm" draw:start-shape="id23" draw:start-glue-point="8" draw:end-shape="id29" draw:end-glue-point="10" svg:d="M7541 14407c0 1942-741 2913-2223 2913" svg:viewBox="0 0 2224 2914">
          <text:p/>
        </draw:connector>
        <draw:custom-shape draw:style-name="gr39" draw:text-style-name="P16" draw:layer="layout" svg:width="3.768cm" svg:height="1.27cm" svg:x="5.36cm" svg:y="15.097cm">
          <text:p text:style-name="P2"><text:span text:style-name="T1">Max tries exceeded</text:span></text:p>
          <text:p text:style-name="P2"><text:span text:style-name="T1">------------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4" xml:id="id29" draw:id="id29" draw:layer="layout" svg:width="2.413cm" svg:height="1.651cm" svg:x="2.905cm" svg:y="16.494cm">
          <text:p text:style-name="P2"><text:span text:style-name="T1">unknown</text:span></text:p>
          <text:p text:style-name="P2"><text:span text:style-name="T1">(pend,time,trie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3.258cm" svg:y1="16.735cm" svg:x2="12.811cm" svg:y2="9.065cm" draw:start-shape="id29" draw:start-glue-point="5" draw:end-shape="id26" draw:end-glue-point="6" svg:d="M3258 16735c0-5114 3184-7670 9553-7670" svg:viewBox="0 0 9554 7671">
          <text:p/>
        </draw:connector>
        <draw:custom-shape draw:style-name="gr40" draw:text-style-name="P12" draw:layer="layout" svg:width="4.064cm" svg:height="3.81cm" svg:x="3.032cm" svg:y="7.985cm">
          <text:p text:style-name="P2"><text:span text:style-name="T1">Received peer query, </text:span></text:p>
          <text:p text:style-name="P2"><text:span text:style-name="T1">peer not found locally; or</text:span></text:p>
          <text:p text:style-name="P2"><text:span text:style-name="T1">Local server polling </text:span></text:p>
          <text:p text:style-name="P2"><text:span text:style-name="T1">generates retry request</text:span></text:p>
          <text:p text:style-name="P2"><text:span text:style-name="T1">Retry time expired</text:span></text:p>
          <text:p text:style-name="P2"><text:span text:style-name="T1">--------------------</text:span></text:p>
          <text:p text:style-name="P2"><text:span text:style-name="T1">Create draft peer route</text:span></text:p>
          <text:p text:style-name="P2"><text:span text:style-name="T1">Stat:dra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draw:line-skew="-0.496cm 4.647cm" svg:x1="13.818cm" svg:y1="3.509cm" svg:x2="14.208cm" svg:y2="4.048cm" draw:start-shape="id25" draw:start-glue-point="11" draw:end-shape="id25" draw:end-glue-point="10" svg:d="M13818 3509c0-1831 2769-1527 4796-934s3314 1473-4406 1473" svg:viewBox="0 0 6347 1932">
          <text:p/>
        </draw:connector>
        <draw:custom-shape draw:style-name="gr32" draw:text-style-name="P12" draw:layer="layout" svg:width="4.572cm" svg:height="2.667cm" svg:x="15.859cm" svg:y="1.254cm">
          <text:p text:style-name="P2"><text:span text:style-name="T1">Receive peer query</text:span></text:p>
          <text:p text:style-name="P2"><text:span text:style-name="T1">From peer server</text:span></text:p>
          <text:p text:style-name="P2"><text:span text:style-name="T1">--------------------</text:span></text:p>
          <text:p text:style-name="P2"><text:span text:style-name="T1">Route impossible</text:span></text:p>
          <text:p text:style-name="P2"><text:span text:style-name="T1">Respond to requester</text:span></text:p>
          <text:p text:style-name="P2"><text:span text:style-name="T1">Action = f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onnector draw:style-name="gr1" draw:text-style-name="P1" draw:layer="layout" draw:type="curve" svg:x1="18.082cm" svg:y1="8.62cm" svg:x2="14.526cm" svg:y2="12.557cm" draw:start-shape="id30" draw:start-glue-point="8" draw:end-shape="id31" draw:end-glue-point="4" svg:d="M18082 8620c0 2950-3556 982-3556 3937" svg:viewBox="0 0 3557 3938">
          <text:p/>
        </draw:connector>
        <draw:connector draw:style-name="gr1" draw:text-style-name="P1" draw:layer="layout" draw:type="curve" svg:x1="6.362cm" svg:y1="14.348cm" svg:x2="12.43cm" svg:y2="21.257cm" draw:start-shape="id32" draw:start-glue-point="9" draw:end-shape="id33" draw:end-glue-point="6" svg:d="M6362 14348c0 4606 2022 6909 6068 6909" svg:viewBox="0 0 6069 6910">
          <text:p/>
        </draw:connector>
        <draw:custom-shape draw:style-name="gr19" draw:text-style-name="P13" xml:id="id34" draw:id="id34" draw:layer="layout" svg:width="2.667cm" svg:height="1.524cm" svg:x="12.684cm" svg:y="3.032cm">
          <text:p text:style-name="P2"><text:span text:style-name="T1">Be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2.684cm" svg:y1="3.794cm" svg:x2="6.398cm" svg:y2="6.715cm" draw:start-shape="id34" draw:start-glue-point="6" draw:end-shape="id35" draw:end-glue-point="4" svg:d="M12684 3794c-4191 0-6286 973-6286 2921" svg:viewBox="0 0 6287 2922">
          <text:p/>
        </draw:connector>
        <draw:frame draw:style-name="gr41" draw:text-style-name="P5" draw:layer="layout" svg:width="12.935cm" svg:height="0.962cm" svg:x="0.951cm" svg:y="0.8cm">
          <draw:text-box>
            <text:p>Lift State Diagram (work in process)</text:p>
          </draw:text-box>
        </draw:frame>
        <draw:custom-shape draw:style-name="gr21" draw:text-style-name="P14" xml:id="id31" draw:id="id31" draw:layer="layout" svg:width="2.413cm" svg:height="1.651cm" svg:x="13.319cm" svg:y="12.557cm">
          <text:p text:style-name="P2"><text:span text:style-name="T1">see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5.351cm" svg:y1="3.794cm" svg:x2="18.082cm" svg:y2="6.969cm" draw:start-shape="id34" draw:start-glue-point="10" draw:end-shape="id30" draw:end-glue-point="4" svg:d="M15351 3794c1821 0 2731 1058 2731 3175" svg:viewBox="0 0 2732 3176">
          <text:p/>
        </draw:connector>
        <draw:connector draw:style-name="gr1" draw:text-style-name="P1" draw:layer="layout" draw:type="curve" draw:line-skew="0.16cm" svg:x1="14.526cm" svg:y1="14.208cm" svg:x2="13.637cm" svg:y2="20.431cm" draw:start-shape="id31" draw:start-glue-point="8" draw:end-shape="id33" draw:end-glue-point="4" svg:d="M14526 14208c0 4905-889 1794-889 6223" svg:viewBox="0 0 890 6224">
          <text:p/>
        </draw:connector>
        <draw:connector draw:style-name="gr1" draw:text-style-name="P1" draw:layer="layout" draw:type="curve" svg:x1="15.732cm" svg:y1="13.383cm" svg:x2="16.939cm" svg:y2="22.844cm" draw:start-shape="id31" draw:start-glue-point="10" draw:end-shape="id36" draw:end-glue-point="4" svg:d="M15732 13383c805 0 1207 3153 1207 9461" svg:viewBox="0 0 1208 9462">
          <text:p/>
        </draw:connector>
        <draw:connector draw:style-name="gr1" draw:text-style-name="P1" draw:layer="layout" draw:type="curve" svg:x1="15.379cm" svg:y1="12.798cm" svg:x2="18.971cm" svg:y2="16.24cm" draw:start-shape="id31" draw:start-glue-point="11" draw:end-shape="id37" draw:end-glue-point="4" svg:d="M15379 12798c0-1116 3592-2837 3592 3442" svg:viewBox="0 0 3593 4535">
          <text:p/>
        </draw:connector>
        <draw:custom-shape draw:style-name="gr21" draw:text-style-name="P14" xml:id="id37" draw:id="id37" draw:layer="layout" svg:width="2.413cm" svg:height="1.651cm" svg:x="17.764cm" svg:y="16.24cm">
          <text:p text:style-name="P2"><text:span text:style-name="T1">faile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" draw:text-style-name="P1" draw:layer="layout" draw:type="curve" svg:x1="5.509cm" svg:y1="14.589cm" svg:x2="12.783cm" svg:y2="21.841cm" draw:start-shape="id32" draw:start-glue-point="8" draw:end-shape="id33" draw:end-glue-point="7" svg:d="M5509 14589c0 11989 7274 8363 7274 7252" svg:viewBox="0 0 7275 8641">
          <text:p/>
        </draw:connector>
        <draw:custom-shape draw:style-name="gr21" draw:text-style-name="P14" xml:id="id33" draw:id="id33" draw:layer="layout" svg:width="2.413cm" svg:height="1.651cm" svg:x="12.43cm" svg:y="20.431cm">
          <text:p text:style-name="P2"><text:span text:style-name="T1">clos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8.62cm" svg:y1="7.922cm" svg:x2="6.715cm" svg:y2="13.764cm" draw:start-shape="id35" draw:start-glue-point="7" draw:end-shape="id32" draw:end-glue-point="10" svg:d="M8620 7922c751 0 1704 5842-1905 5842" svg:viewBox="0 0 2609 5843">
          <text:p/>
        </draw:connector>
        <draw:custom-shape draw:style-name="gr21" draw:text-style-name="P14" xml:id="id30" draw:id="id30" draw:layer="layout" svg:width="2.413cm" svg:height="1.651cm" svg:x="16.875cm" svg:y="6.969cm">
          <text:p text:style-name="P2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32" draw:id="id32" draw:layer="layout" svg:width="2.413cm" svg:height="1.651cm" svg:x="4.302cm" svg:y="12.938cm">
          <text:p text:style-name="P2"><text:span text:style-name="T1">p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38" draw:id="id38" draw:layer="layout" svg:width="2.413cm" svg:height="1.651cm" svg:x="1.127cm" svg:y="20.939cm">
          <text:p text:style-name="P2"><text:span text:style-name="T1">vo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4.064cm" svg:height="2.032cm" svg:x="15.986cm" svg:y="3.286cm">
          <text:p text:style-name="P2"><text:span text:style-name="T1">User or daemon creates </text:span></text:p>
          <text:p text:style-name="P2"><text:span text:style-name="T1">pay-intent lift in DB</text:span></text:p>
          <text:p text:style-name="P2"><text:span text:style-name="T1">--------------------</text:span></text:p>
          <text:p text:style-name="P2"><text:span text:style-name="T1">Request: 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4.064cm" svg:height="2.286cm" svg:x="13.827cm" svg:y="9.001cm">
          <text:p text:style-name="P2"><text:span text:style-name="T1">DB Event: init</text:span></text:p>
          <text:p text:style-name="P2"><text:span text:style-name="T1">--------------------</text:span></text:p>
          <text:p text:style-name="P2"><text:span text:style-name="T1">Send request to </text:span></text:p>
          <text:p text:style-name="P2"><text:span text:style-name="T1">peer system</text:span></text:p>
          <text:p text:style-name="P2"><text:span text:style-name="T1">Action: qu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7.477cm" svg:y="3.54cm">
          <text:p text:style-name="P2"><text:span text:style-name="T1">Receive lift request</text:span></text:p>
          <text:p text:style-name="P2"><text:span text:style-name="T1">Action: query</text:span></text:p>
          <text:p text:style-name="P2"><text:span text:style-name="T1">--------------------</text:span></text:p>
          <text:p text:style-name="P2"><text:span text:style-name="T1">Attempt to store l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7.383cm" svg:y="12.303cm">
          <text:p text:style-name="P2"><text:span text:style-name="T1">Receive packet</text:span></text:p>
          <text:p text:style-name="P2"><text:span text:style-name="T1">Action: failed</text:span></text:p>
          <text:p text:style-name="P2"><text:span text:style-name="T1">--------------------</text:span></text:p>
          <text:p text:style-name="P2"><text:span text:style-name="T1">Update lift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4.064cm" svg:height="2.286cm" svg:x="15.097cm" svg:y="19.034cm">
          <text:p text:style-name="P2"><text:span text:style-name="T1">Timed out</text:span></text:p>
          <text:p text:style-name="P2"><text:span text:style-name="T1">No reply from peer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4.064cm" svg:height="2.921cm" svg:x="12.176cm" svg:y="15.478cm">
          <text:p text:style-name="P2"><text:span text:style-name="T1">Receive loopback packet</text:span></text:p>
          <text:p text:style-name="P2"><text:span text:style-name="T1">Action: commit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text:p text:style-name="P2"><text:span text:style-name="T1">Issue signa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4.655cm" svg:y1="14.348cm" svg:x2="2.334cm" svg:y2="20.939cm" draw:start-shape="id32" draw:start-glue-point="7" draw:end-shape="id38" draw:end-glue-point="4" svg:d="M4655 14348c0 5122-2321 1827-2321 6591" svg:viewBox="0 0 2322 6592">
          <text:p/>
        </draw:connector>
        <draw:g>
          <draw:custom-shape draw:style-name="gr7" draw:text-style-name="P7" draw:layer="layout" svg:width="0.635cm" svg:height="0.635cm" svg:x="0.873cm" svg:y="25.0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635cm" svg:height="0.635cm" svg:x="0.873cm" svg:y="2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5" draw:layer="layout" svg:width="9.227cm" svg:height="3.095cm" svg:x="1.679cm" svg:y="25.004cm">
            <draw:text-box>
              <text:p>User insert/update initiated</text:p>
              <text:p>Trigger initiated</text:p>
              <text:p>Peer packet initiated</text:p>
            </draw:text-box>
          </draw:frame>
          <draw:custom-shape draw:style-name="gr10" draw:text-style-name="P9" draw:layer="layout" svg:width="0.635cm" svg:height="0.635cm" svg:x="0.872cm" svg:y="25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1" draw:text-style-name="P14" xml:id="id36" draw:id="id36" draw:layer="layout" svg:width="2.413cm" svg:height="1.651cm" svg:x="15.732cm" svg:y="22.844cm">
          <text:p text:style-name="P2"><text:span text:style-name="T1">timeo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8" xml:id="id35" draw:id="id35" draw:layer="layout" svg:width="4.445cm" svg:height="2.413cm" svg:x="4.175cm" svg:y="6.715cm">
          <text:p text:style-name="P17">Destination</text:p>
          <text:p text:style-name="P17">fou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curve" svg:x1="6.398cm" svg:y1="9.128cm" svg:x2="5.509cm" svg:y2="12.938cm" draw:start-shape="id35" draw:start-glue-point="6" draw:end-shape="id32" draw:end-glue-point="4" svg:d="M6398 9128c0 2856-889 951-889 3810" svg:viewBox="0 0 890 3811">
          <text:p/>
        </draw:connector>
        <draw:connector draw:style-name="gr44" draw:text-style-name="P1" draw:layer="layout" draw:type="curve" svg:x1="4.175cm" svg:y1="7.922cm" svg:x2="13.074cm" svg:y2="3.255cm" draw:start-shape="id35" draw:start-glue-point="5" draw:end-shape="id34" draw:end-glue-point="5" svg:d="M4175 7922c-753 0-628-2696 1785-4135s7114-1619 7114-532" svg:viewBox="0 0 9308 5368">
          <text:p/>
        </draw:connector>
        <draw:custom-shape draw:style-name="gr45" draw:text-style-name="P12" draw:layer="layout" svg:width="4.064cm" svg:height="2.667cm" svg:x="5.699cm" svg:y="21.447cm">
          <text:p text:style-name="P2"><text:span text:style-name="T1">Timed out</text:span></text:p>
          <text:p text:style-name="P2"><text:span text:style-name="T1">Got signature</text:span></text:p>
          <text:p text:style-name="P2"><text:span text:style-name="T1">from origin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2" draw:layer="layout" svg:width="4.064cm" svg:height="2.667cm" svg:x="6.461cm" svg:y="17.129cm">
          <text:p text:style-name="P2"><text:span text:style-name="T1">Got signature</text:span></text:p>
          <text:p text:style-name="P2"><text:span text:style-name="T1">From peer (or origin)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2" draw:layer="layout" svg:width="4.064cm" svg:height="2.667cm" svg:x="1.254cm" svg:y="17.129cm">
          <text:p text:style-name="P2"><text:span text:style-name="T1">Got cancellation</text:span></text:p>
          <text:p text:style-name="P2"><text:span text:style-name="T1">from origin</text:span></text:p>
          <text:p text:style-name="P2"><text:span text:style-name="T1">--------------------</text:span></text:p>
          <text:p text:style-name="P2"><text:span text:style-name="T1">Update status</text:span></text:p>
          <text:p text:style-name="P2"><text:span text:style-name="T1">Notify us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2" draw:layer="layout" svg:width="4.699cm" svg:height="2.286cm" svg:x="7.604cm" svg:y="9.89cm">
          <text:p text:style-name="P2"><text:span text:style-name="T1">Recipient found</text:span></text:p>
          <text:p text:style-name="P2"><text:span text:style-name="T1">locally</text:span></text:p>
          <text:p text:style-name="P2"><text:span text:style-name="T1">--------------------</text:span></text:p>
          <text:p text:style-name="P2"><text:span text:style-name="T1">Reply: loopback to ori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2" draw:layer="layout" svg:width="4.699cm" svg:height="2.413cm" svg:x="2.016cm" svg:y="9.636cm">
          <text:p text:style-name="P2"><text:span text:style-name="T1">Route found for</text:span></text:p>
          <text:p text:style-name="P2"><text:span text:style-name="T1">recipient</text:span></text:p>
          <text:p text:style-name="P2"><text:span text:style-name="T1">--------------------</text:span></text:p>
          <text:p text:style-name="P2"><text:span text:style-name="T1">Forward lift request</text:span></text:p>
          <text:p text:style-name="P2"><text:span text:style-name="T1">Action: qu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2" draw:layer="layout" svg:width="4.699cm" svg:height="1.651cm" svg:x="2.016cm" svg:y="3.286cm">
          <text:p text:style-name="P2"><text:span text:style-name="T1">No pathway found</text:span></text:p>
          <text:p text:style-name="P2"><text:span text:style-name="T1">--------------------</text:span></text:p>
          <text:p text:style-name="P2"><text:span text:style-name="T1">Reply: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20-03-24T17:20:47.478522795</dc:date>
    <meta:editing-duration>P25DT34M24S</meta:editing-duration>
    <meta:editing-cycles>61</meta:editing-cycles>
    <meta:generator>LibreOffice/6.2.0.3$MacOSX_X86_64 LibreOffice_project/98c6a8a1c6c7b144ce3cc729e34964b47ce25d62</meta:generator>
    <meta:document-statistic meta:object-count="174"/>
  </office:meta>
</office:document-meta>
</file>